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UB" table:style-name="ta1">
        <table:shapes>
          <draw:frame draw:z-index="0" draw:style-name="gr1" draw:text-style-name="P1" svg:width="159.92mm" svg:height="90.05mm" svg:x="97.99mm" svg:y="12.75mm">
            <draw:object draw:notify-on-update-of-ranges="LUB.A1:LUB.A21 LUB.B1:LUB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1" calcext:value-type="float">
            <text:p>0,6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73" calcext:value-type="float">
            <text:p>0,3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9" calcext:value-type="float">
            <text:p>0,1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8" calcext:value-type="float">
            <text:p>0,1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8T15:36:39.961189980</dc:date>
    <meta:editing-duration>PT2M9S</meta:editing-duration>
    <meta:editing-cycles>1</meta:editing-cycles>
    <meta:document-statistic meta:table-count="1" meta:cell-count="4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scatter" chart:style-name="ch1">
        <chart:legend chart:legend-position="end" svg:x="13.141cm" svg:y="4.204cm" style:legend-expansion="high" chart:style-name="ch2"/>
        <chart:plot-area chart:style-name="ch3" table:cell-range-address="LUB.A1:LUB.B21" svg:x="0.319cm" svg:y="0.18cm" svg:width="12.503cm" svg:height="8.646cm">
          <chartooo:coordinate-region svg:x="1.046cm" svg:y="0.38cm" svg:width="11.58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UB.B1:LUB.B21" chart:class="chart:scatter">
            <chart:domain table:cell-range-address="LUB.A1:LUB.A2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UB.A1:LUB.A21</svg:desc>
                </draw:g>
              </table:table-cell>
              <table:table-cell office:value-type="float" office:value="1">
                <text:p>1</text:p>
                <draw:g>
                  <svg:desc>LUB.B1:LUB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